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ook.setBookName( String book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1392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ook.getHell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k.getPublis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1392.config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ook.getBook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k.setHello( Object hell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k.setIsbn( String isb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1392.configureClient( ClientConfig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Resolver.getContext( Class &lt; ? &gt;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ookRestFul.getBookById( @ PathParam ( "id" ) Lo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ook.setPublisher( String publis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k.setPublishTime( Date publish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k.getIsb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k.setBookId( int book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k.getBook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k.getPublish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